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Atlanti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]+[.D2]+[.G2]+[.J2]+[.M2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]*[.B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]*[.E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]*[.H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]*[.K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]*[.N3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]+[.F3]+[.I3]+[.L3]+[.N3]" office:value-type="float" office:value="0" calcext:value-type="float">
            <text:p>0</text:p>
          </table:table-cell>
          <table:table-cell table:formula="of:=[.Q3]/[.P2]" office:value-type="float" office:value="0" calcext:value-type="float">
            <text:p>0</text:p>
          </table:table-cell>
          <table:table-cell table:formula="of:=[.R3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]*[.B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]*[.E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]*[.H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]*[.K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]*[.N4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4]+[.F4]+[.I4]+[.L4]+[.N4]" office:value-type="float" office:value="0" calcext:value-type="float">
            <text:p>0</text:p>
          </table:table-cell>
          <table:table-cell table:formula="of:=[.Q4]/[.P2]" office:value-type="float" office:value="0" calcext:value-type="float">
            <text:p>0</text:p>
          </table:table-cell>
          <table:table-cell table:formula="of:=[.R4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5]*[.A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5]*[.D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5]*[.G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5]*[.J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5]*[.M2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5]+[.F5]+[.I5]+[.L5]+[.N5]" office:value-type="float" office:value="0" calcext:value-type="float">
            <text:p>0</text:p>
          </table:table-cell>
          <table:table-cell table:formula="of:=[.Q5]/[.P2]" office:value-type="float" office:value="0" calcext:value-type="float">
            <text:p>0</text:p>
          </table:table-cell>
          <table:table-cell table:formula="of:=[.R5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6]*[.A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6]*[.D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6]*[.G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6]*[.J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6]*[.M2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6]+[.F6]+[.I6]+[.L6]+[.N6]" office:value-type="float" office:value="0" calcext:value-type="float">
            <text:p>0</text:p>
          </table:table-cell>
          <table:table-cell table:formula="of:=[.Q6]/[.P2]" office:value-type="float" office:value="0" calcext:value-type="float">
            <text:p>0</text:p>
          </table:table-cell>
          <table:table-cell table:formula="of:=[.R6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7]*[.A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7]*[.D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7]*[.G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7]*[.J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7]*[.M2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7]+[.F7]+[.I7]+[.L7]+[.N7]" office:value-type="float" office:value="0" calcext:value-type="float">
            <text:p>0</text:p>
          </table:table-cell>
          <table:table-cell table:formula="of:=[.Q7]/[.P2]" office:value-type="float" office:value="0" calcext:value-type="float">
            <text:p>0</text:p>
          </table:table-cell>
          <table:table-cell table:formula="of:=[.R7]*[.S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be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9]+[.D9]+[.G9]+[.J9]+[.M9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9]*[.B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9]*[.E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9]*[.H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9]*[.K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9]*[.N10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0]+[.F10]+[.I10]+[.L10]+[.N10]" office:value-type="float" office:value="0" calcext:value-type="float">
            <text:p>0</text:p>
          </table:table-cell>
          <table:table-cell table:formula="of:=[.Q10]/[.P9]" office:value-type="float" office:value="0" calcext:value-type="float">
            <text:p>0</text:p>
          </table:table-cell>
          <table:table-cell table:formula="of:=[.R10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9]*[.B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9]*[.E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9]*[.H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9]*[.K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9]*[.N11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1]+[.F11]+[.I11]+[.L11]+[.N11]" office:value-type="float" office:value="0" calcext:value-type="float">
            <text:p>0</text:p>
          </table:table-cell>
          <table:table-cell table:formula="of:=[.Q11]/[.P9]" office:value-type="float" office:value="0" calcext:value-type="float">
            <text:p>0</text:p>
          </table:table-cell>
          <table:table-cell table:formula="of:=[.R11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2]*[.A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2]*[.D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2]*[.G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2]*[.J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2]*[.M9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2]+[.F12]+[.I12]+[.L12]+[.N12]" office:value-type="float" office:value="0" calcext:value-type="float">
            <text:p>0</text:p>
          </table:table-cell>
          <table:table-cell table:formula="of:=[.Q12]/[.P9]" office:value-type="float" office:value="0" calcext:value-type="float">
            <text:p>0</text:p>
          </table:table-cell>
          <table:table-cell table:formula="of:=[.R12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13]*[.A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13]*[.D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13]*[.G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13]*[.J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13]*[.M9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13]+[.F13]+[.I13]+[.L13]+[.N13]" office:value-type="float" office:value="0" calcext:value-type="float">
            <text:p>0</text:p>
          </table:table-cell>
          <table:table-cell table:formula="of:=[.Q13]/[.P9]" office:value-type="float" office:value="0" calcext:value-type="float">
            <text:p>0</text:p>
          </table:table-cell>
          <table:table-cell table:formula="of:=[.R13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14]*[.A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14]*[.D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14]*[.G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14]*[.J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14]*[.M9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14]+[.F14]+[.I14]+[.L14]+[.N14]" office:value-type="float" office:value="0" calcext:value-type="float">
            <text:p>0</text:p>
          </table:table-cell>
          <table:table-cell table:formula="of:=[.Q14]/[.P9]" office:value-type="float" office:value="0" calcext:value-type="float">
            <text:p>0</text:p>
          </table:table-cell>
          <table:table-cell table:formula="of:=[.R14]*[.S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16]+[.D16]+[.G16]+[.J16]+[.M16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16]*[.B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16]*[.E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16]*[.H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16]*[.K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16]*[.N17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17]+[.F17]+[.I17]+[.L17]+[.N17]" office:value-type="float" office:value="0" calcext:value-type="float">
            <text:p>0</text:p>
          </table:table-cell>
          <table:table-cell table:formula="of:=[.Q17]/[.P16]" office:value-type="float" office:value="0" calcext:value-type="float">
            <text:p>0</text:p>
          </table:table-cell>
          <table:table-cell table:formula="of:=[.R17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16]*[.B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16]*[.E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16]*[.H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16]*[.K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16]*[.N18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18]+[.F18]+[.I18]+[.L18]+[.N18]" office:value-type="float" office:value="0" calcext:value-type="float">
            <text:p>0</text:p>
          </table:table-cell>
          <table:table-cell table:formula="of:=[.Q18]/[.P16]" office:value-type="float" office:value="0" calcext:value-type="float">
            <text:p>0</text:p>
          </table:table-cell>
          <table:table-cell table:formula="of:=[.R18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19]*[.A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19]*[.D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19]*[.G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19]*[.J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19]*[.M16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19]+[.F19]+[.I19]+[.L19]+[.N19]" office:value-type="float" office:value="0" calcext:value-type="float">
            <text:p>0</text:p>
          </table:table-cell>
          <table:table-cell table:formula="of:=[.Q19]/[.P16]" office:value-type="float" office:value="0" calcext:value-type="float">
            <text:p>0</text:p>
          </table:table-cell>
          <table:table-cell table:formula="of:=[.R19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0]*[.A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0]*[.D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0]*[.G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0]*[.J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0]*[.M16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0]+[.F20]+[.I20]+[.L20]+[.N20]" office:value-type="float" office:value="0" calcext:value-type="float">
            <text:p>0</text:p>
          </table:table-cell>
          <table:table-cell table:formula="of:=[.Q20]/[.P16]" office:value-type="float" office:value="0" calcext:value-type="float">
            <text:p>0</text:p>
          </table:table-cell>
          <table:table-cell table:formula="of:=[.R20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1]*[.A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1]*[.D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1]*[.G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1]*[.J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1]*[.M16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1]+[.F21]+[.I21]+[.L21]+[.N21]" office:value-type="float" office:value="0" calcext:value-type="float">
            <text:p>0</text:p>
          </table:table-cell>
          <table:table-cell table:formula="of:=[.Q21]/[.P16]" office:value-type="float" office:value="0" calcext:value-type="float">
            <text:p>0</text:p>
          </table:table-cell>
          <table:table-cell table:formula="of:=[.R21]*[.S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/M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23]+[.D23]+[.G23]+[.J23]+[.M23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23]*[.B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23]*[.E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23]*[.H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23]*[.K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23]*[.N24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24]+[.F24]+[.I24]+[.L24]+[.N24]" office:value-type="float" office:value="0" calcext:value-type="float">
            <text:p>0</text:p>
          </table:table-cell>
          <table:table-cell table:formula="of:=[.Q24]/[.P23]" office:value-type="float" office:value="0" calcext:value-type="float">
            <text:p>0</text:p>
          </table:table-cell>
          <table:table-cell table:formula="of:=[.R24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23]*[.B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23]*[.E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23]*[.H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23]*[.K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23]*[.N25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25]+[.F25]+[.I25]+[.L25]+[.N25]" office:value-type="float" office:value="0" calcext:value-type="float">
            <text:p>0</text:p>
          </table:table-cell>
          <table:table-cell table:formula="of:=[.Q25]/[.P23]" office:value-type="float" office:value="0" calcext:value-type="float">
            <text:p>0</text:p>
          </table:table-cell>
          <table:table-cell table:formula="of:=[.R25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26]*[.A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26]*[.D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26]*[.G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26]*[.J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26]*[.M23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26]+[.F26]+[.I26]+[.L26]+[.N26]" office:value-type="float" office:value="0" calcext:value-type="float">
            <text:p>0</text:p>
          </table:table-cell>
          <table:table-cell table:formula="of:=[.Q26]/[.P23]" office:value-type="float" office:value="0" calcext:value-type="float">
            <text:p>0</text:p>
          </table:table-cell>
          <table:table-cell table:formula="of:=[.R26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27]*[.A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27]*[.D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27]*[.G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27]*[.J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27]*[.M23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27]+[.F27]+[.I27]+[.L27]+[.N27]" office:value-type="float" office:value="0" calcext:value-type="float">
            <text:p>0</text:p>
          </table:table-cell>
          <table:table-cell table:formula="of:=[.Q27]/[.P23]" office:value-type="float" office:value="0" calcext:value-type="float">
            <text:p>0</text:p>
          </table:table-cell>
          <table:table-cell table:formula="of:=[.R27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28]*[.A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28]*[.D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28]*[.G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28]*[.J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28]*[.M23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28]+[.F28]+[.I28]+[.L28]+[.N28]" office:value-type="float" office:value="0" calcext:value-type="float">
            <text:p>0</text:p>
          </table:table-cell>
          <table:table-cell table:formula="of:=[.Q28]/[.P23]" office:value-type="float" office:value="0" calcext:value-type="float">
            <text:p>0</text:p>
          </table:table-cell>
          <table:table-cell table:formula="of:=[.R28]*[.S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0]+[.D30]+[.G30]+[.J30]+[.M30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0]*[.B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0]*[.E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0]*[.H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0]*[.K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0]*[.N31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1]+[.F31]+[.I31]+[.L31]" office:value-type="float" office:value="0" calcext:value-type="float">
            <text:p>0</text:p>
          </table:table-cell>
          <table:table-cell table:formula="of:=[.Q31]/[.P30]" office:value-type="float" office:value="0" calcext:value-type="float">
            <text:p>0</text:p>
          </table:table-cell>
          <table:table-cell table:formula="of:=[.R31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0]*[.B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0]*[.E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0]*[.H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0]*[.K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0]*[.N32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2]+[.F32]+[.I32]+[.L32]" office:value-type="float" office:value="0" calcext:value-type="float">
            <text:p>0</text:p>
          </table:table-cell>
          <table:table-cell table:formula="of:=[.Q32]/[.P30]" office:value-type="float" office:value="0" calcext:value-type="float">
            <text:p>0</text:p>
          </table:table-cell>
          <table:table-cell table:formula="of:=[.R32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33]*[.A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33]*[.D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33]*[.G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33]*[.J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33]*[.M30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33]+[.F33]+[.I33]+[.L33]" office:value-type="float" office:value="0" calcext:value-type="float">
            <text:p>0</text:p>
          </table:table-cell>
          <table:table-cell table:formula="of:=[.Q33]/[.P30]" office:value-type="float" office:value="0" calcext:value-type="float">
            <text:p>0</text:p>
          </table:table-cell>
          <table:table-cell table:formula="of:=[.R33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34]*[.A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34]*[.D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34]*[.G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34]*[.J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34]*[.M30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34]+[.F34]+[.I34]+[.L34]" office:value-type="float" office:value="0" calcext:value-type="float">
            <text:p>0</text:p>
          </table:table-cell>
          <table:table-cell table:formula="of:=[.Q34]/[.P30]" office:value-type="float" office:value="0" calcext:value-type="float">
            <text:p>0</text:p>
          </table:table-cell>
          <table:table-cell table:formula="of:=[.R34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35]*[.A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35]*[.D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35]*[.G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35]*[.J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35]*[.M30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35]+[.F35]+[.I35]+[.L35]" office:value-type="float" office:value="0" calcext:value-type="float">
            <text:p>0</text:p>
          </table:table-cell>
          <table:table-cell table:formula="of:=[.Q35]/[.P30]" office:value-type="float" office:value="0" calcext:value-type="float">
            <text:p>0</text:p>
          </table:table-cell>
          <table:table-cell table:formula="of:=[.R35]*[.S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ighted Response</text:p>
          </table:table-cell>
          <table:table-cell table:formula="of:=[.A37]+[.D37]+[.G37]+[.J37]+[.M37]" office:value-type="float" office:value="1" calcext:value-type="float">
            <text:p>1</text:p>
          </table:table-cell>
          <table:table-cell office:value-type="string" calcext:value-type="string">
            <text:p>Total Weights</text:p>
          </table:table-cell>
          <table:table-cell office:value-type="string" calcext:value-type="string">
            <text:p>Adjusted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Liberals</text:p>
          </table:table-cell>
          <table:table-cell/>
          <table:table-cell table:formula="of:=[.A37]*[.B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D37]*[.E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G37]*[.H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J37]*[.K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/>
          <table:table-cell table:formula="of:=[.M37]*[.N38]" office:value-type="float" office:value="0" calcext:value-type="float">
            <text:p>0</text:p>
          </table:table-cell>
          <table:table-cell office:value-type="string" calcext:value-type="string">
            <text:p>Liberals</text:p>
          </table:table-cell>
          <table:table-cell table:formula="of:=[.C38]+[.F38]+[.I38]+[.L38]+[.N38]" office:value-type="float" office:value="0" calcext:value-type="float">
            <text:p>0</text:p>
          </table:table-cell>
          <table:table-cell table:formula="of:=[.Q38]/[.P37]" office:value-type="float" office:value="0" calcext:value-type="float">
            <text:p>0</text:p>
          </table:table-cell>
          <table:table-cell table:formula="of:=[.R38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/>
          <table:table-cell table:formula="of:=[.A37]*[.B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D37]*[.E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G37]*[.H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J37]*[.K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/>
          <table:table-cell table:formula="of:=[.M37]*[.N39]" office:value-type="float" office:value="0" calcext:value-type="float">
            <text:p>0</text:p>
          </table:table-cell>
          <table:table-cell office:value-type="string" calcext:value-type="string">
            <text:p>Conservatives</text:p>
          </table:table-cell>
          <table:table-cell table:formula="of:=[.C39]+[.F39]+[.I39]+[.L39]+[.N39]" office:value-type="float" office:value="0" calcext:value-type="float">
            <text:p>0</text:p>
          </table:table-cell>
          <table:table-cell table:formula="of:=[.Q39]/[.P37]" office:value-type="float" office:value="0" calcext:value-type="float">
            <text:p>0</text:p>
          </table:table-cell>
          <table:table-cell table:formula="of:=[.R39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P</text:p>
          </table:table-cell>
          <table:table-cell/>
          <table:table-cell table:formula="of:=[.B40]*[.A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E40]*[.D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H40]*[.G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K40]*[.J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/>
          <table:table-cell table:formula="of:=[.N40]*[.M37]" office:value-type="float" office:value="0" calcext:value-type="float">
            <text:p>0</text:p>
          </table:table-cell>
          <table:table-cell office:value-type="string" calcext:value-type="string">
            <text:p>NDP</text:p>
          </table:table-cell>
          <table:table-cell table:formula="of:=[.C40]+[.F40]+[.I40]+[.L40]+[.N40]" office:value-type="float" office:value="0" calcext:value-type="float">
            <text:p>0</text:p>
          </table:table-cell>
          <table:table-cell table:formula="of:=[.Q40]/[.P37]" office:value-type="float" office:value="0" calcext:value-type="float">
            <text:p>0</text:p>
          </table:table-cell>
          <table:table-cell table:formula="of:=[.R40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[.B41]*[.A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E41]*[.D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H41]*[.G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K41]*[.J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  <table:table-cell table:formula="of:=[.N41]*[.M37]"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table:formula="of:=[.C41]+[.F41]+[.I41]+[.L41]+[.N41]" office:value-type="float" office:value="0" calcext:value-type="float">
            <text:p>0</text:p>
          </table:table-cell>
          <table:table-cell table:formula="of:=[.Q41]/[.P37]" office:value-type="float" office:value="0" calcext:value-type="float">
            <text:p>0</text:p>
          </table:table-cell>
          <table:table-cell table:formula="of:=[.R41]*[.S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/>
          <table:table-cell table:formula="of:=[.B42]*[.A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E42]*[.D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H42]*[.G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K42]*[.J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/>
          <table:table-cell table:formula="of:=[.N42]*[.M37]" office:value-type="float" office:value="0" calcext:value-type="float">
            <text:p>0</text:p>
          </table:table-cell>
          <table:table-cell office:value-type="string" calcext:value-type="string">
            <text:p>Bloc</text:p>
          </table:table-cell>
          <table:table-cell table:formula="of:=[.C42]+[.F42]+[.I42]+[.L42]+[.N42]" office:value-type="float" office:value="0" calcext:value-type="float">
            <text:p>0</text:p>
          </table:table-cell>
          <table:table-cell table:formula="of:=[.Q42]/[.P37]" office:value-type="float" office:value="0" calcext:value-type="float">
            <text:p>0</text:p>
          </table:table-cell>
          <table:table-cell table:formula="of:=[.R42]*[.S37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ational Weighted Totals</text:p>
          </table:table-cell>
          <table:table-cell table:formula="of:=[.S2]+[.S9]+[.S16]+[.S23]+[.S30]+[.S37]" office:value-type="float" office:value="37.17" calcext:value-type="float">
            <text:p>37.17</text:p>
          </table:table-cell>
        </table:table-row>
        <table:table-row table:style-name="ro1">
          <table:table-cell table:number-columns-repeated="17"/>
          <table:table-cell table:formula="of:=[.S3]+[.S10]+[.S17]+[.S24]+[.S31]+[.S38]" office:value-type="float" office:value="0" calcext:value-type="float">
            <text:p>0</text:p>
          </table:table-cell>
          <table:table-cell table:formula="of:=[.R44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4]+[.S11]+[.S18]+[.S25]+[.S32]+[.S39]" office:value-type="float" office:value="0" calcext:value-type="float">
            <text:p>0</text:p>
          </table:table-cell>
          <table:table-cell table:formula="of:=[.R45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5]+[.S12]+[.S19]+[.S26]+[.S33]+[.S40]" office:value-type="float" office:value="0" calcext:value-type="float">
            <text:p>0</text:p>
          </table:table-cell>
          <table:table-cell table:formula="of:=[.R46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6]+[.S13]+[.S20]+[.S27]+[.S34]+[.S41]" office:value-type="float" office:value="0" calcext:value-type="float">
            <text:p>0</text:p>
          </table:table-cell>
          <table:table-cell table:formula="of:=[.R47]/[.S43]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table:formula="of:=[.S7]+[.S14]+[.S21]+[.S28]+[.S35]+[.S42]" office:value-type="float" office:value="0" calcext:value-type="float">
            <text:p>0</text:p>
          </table:table-cell>
          <table:table-cell table:formula="of:=[.R48]/[.S4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00-00-00</text:date>, <text:time style:data-style-name="N2" text:time-value="16:59:45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07:00.370000000</meta:creation-date>
    <dc:date>2019-09-23T17:01:03.241000000</dc:date>
    <meta:editing-duration>PT19M26S</meta:editing-duration>
    <meta:editing-cycles>4</meta:editing-cycles>
    <meta:generator>LibreOffice/6.0.7.3$Windows_X86_64 LibreOffice_project/dc89aa7a9eabfd848af146d5086077aeed2ae4a5</meta:generator>
    <meta:document-statistic meta:table-count="1" meta:cell-count="552" meta:object-count="0"/>
  </office:meta>
</office:document-meta>
</file>